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  <style:font-face style:name="TeX Gyre Schola" svg:font-family="'TeX Gyre Schola'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5c65d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c288d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7583b" officeooo:paragraph-rsid="000758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6c02e" style:font-size-asian="8.75pt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5c65d" officeooo:paragraph-rsid="0005c65d" style:font-size-asian="8.75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5c65d" style:font-size-asian="8.75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c288d" style:font-size-asian="8.75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7583b" officeooo:paragraph-rsid="0007583b" style:font-size-asian="8.75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e0110" officeooo:paragraph-rsid="000e0110" style:font-size-asian="8.75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5c65d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e0110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7c8ce" officeooo:paragraph-rsid="0007c8ce" style:font-size-asian="8.75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5c65d" style:font-size-asian="8.75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dcfbd" officeooo:paragraph-rsid="000dcfbd" style:font-size-asian="8.75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language="es" fo:country="ES" fo:font-style="normal" fo:font-weight="normal" officeooo:paragraph-rsid="003023cf" style:font-size-asian="14pt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language="es" fo:country="ES" fo:font-style="normal" fo:font-weight="normal" officeooo:rsid="00284e4a" officeooo:paragraph-rsid="00397f2b" style:font-size-asian="14pt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6c02e" officeooo:paragraph-rsid="0006c02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italic" fo:font-weight="bold" officeooo:rsid="0026800c" officeooo:paragraph-rsid="0026800c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0pt" fo:letter-spacing="normal" fo:language="es" fo:country="ES" fo:font-style="normal" fo:font-weight="normal" officeooo:rsid="0006c02e" officeooo:paragraph-rsid="0006c02e" style:font-size-asian="8.75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italic" fo:font-weight="bold" officeooo:paragraph-rsid="00397f2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4" loext:opacity="100%" style:font-name="Latin Modern Roman" fo:font-size="24pt" fo:language="es" fo:country="ES" fo:font-weight="bold" officeooo:paragraph-rsid="001c3a56"/>
    </style:style>
    <style:style style:name="P25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" fo:font-size="14pt" fo:language="es" fo:country="ES" officeooo:paragraph-rsid="00378063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fo:language="es" fo:country="ES" officeooo:paragraph-rsid="003023cf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4pt" fo:language="es" fo:country="ES" officeooo:paragraph-rsid="003023cf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atin Modern Roman" fo:language="es" fo:country="ES" officeooo:paragraph-rsid="0030efce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language="es" fo:country="ES" officeooo:paragraph-rsid="002e3a28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language="es" fo:country="ES" officeooo:paragraph-rsid="0005c65d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language="es" fo:country="ES" fo:font-weight="bold" officeooo:paragraph-rsid="002fa7b7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atin Modern Roman" fo:font-size="10pt" fo:language="es" fo:country="ES" fo:font-style="normal" fo:font-weight="normal" officeooo:paragraph-rsid="002e3a28" style:font-size-asian="8.75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0pt" fo:language="es" fo:country="ES" officeooo:paragraph-rsid="002e3a28" style:font-size-asian="8.75pt" style:font-size-complex="10pt"/>
    </style:style>
    <style:style style:name="P3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language="es" fo:country="ES" officeooo:paragraph-rsid="00397f2b"/>
    </style:style>
    <style:style style:name="P3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language="es" fo:country="ES" fo:font-weight="bold" officeooo:paragraph-rsid="0005c65d" style:font-size-asian="14pt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0000" loext:opacity="100%" style:font-name="Latin Modern Roman" fo:font-size="14pt" officeooo:paragraph-rsid="0007c8ce"/>
    </style:style>
    <style:style style:name="P3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font-weight="bold" officeooo:paragraph-rsid="000e0110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07c8ce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378063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0pt" officeooo:paragraph-rsid="0005c65d" style:font-size-asian="8.75pt" style:font-size-complex="10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4pt" officeooo:paragraph-rsid="003023cf" style:font-size-asian="14pt" style:font-size-complex="14pt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officeooo:paragraph-rsid="003023cf" style:font-size-asian="14pt" style:font-size-complex="14pt"/>
    </style:style>
    <style:style style:name="T1" style:family="text">
      <style:text-properties fo:font-variant="normal" fo:text-transform="none" fo:color="#202124" loext:opacity="100%" fo:letter-spacing="normal" fo:font-style="normal" fo:font-weight="normal" officeooo:rsid="00397f2b"/>
    </style:style>
    <style:style style:name="T2" style:family="text">
      <style:text-properties fo:font-variant="normal" fo:text-transform="none" fo:color="#202124" loext:opacity="100%" fo:letter-spacing="normal" fo:language="es" fo:country="ES" fo:font-style="normal" fo:font-weight="normal" officeooo:rsid="00224290"/>
    </style:style>
    <style:style style:name="T3" style:family="text">
      <style:text-properties fo:font-variant="normal" fo:text-transform="none" fo:color="#202124" loext:opacity="100%" fo:letter-spacing="normal" fo:language="es" fo:country="ES" fo:font-style="normal" fo:font-weight="normal" officeooo:rsid="00397f2b" style:font-size-asian="14pt" style:font-size-complex="14pt"/>
    </style:style>
    <style:style style:name="T4" style:family="text">
      <style:text-properties fo:font-variant="normal" fo:text-transform="none" fo:color="#202124" loext:opacity="100%" fo:letter-spacing="normal" fo:language="es" fo:country="ES" fo:font-style="normal" fo:font-weight="normal" officeooo:rsid="00397f2b"/>
    </style:style>
    <style:style style:name="T5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name-asian="Noto Serif CJK SC" style:font-weight-asian="bold" style:font-name-complex="Lohit Devanagari1" style:font-weight-complex="bold"/>
    </style:style>
    <style:style style:name="T6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weight-asian="bold" style:font-weight-complex="bold"/>
    </style:style>
    <style:style style:name="T7" style:family="text">
      <style:text-properties fo:font-variant="normal" fo:text-transform="none" fo:color="#202124" loext:opacity="100%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02124" loext:opacity="100%" fo:font-size="14pt" fo:letter-spacing="normal" fo:font-style="normal" fo:font-weight="normal" officeooo:rsid="00212a13" style:font-size-asian="14pt" style:font-size-complex="14pt"/>
    </style:style>
    <style:style style:name="T9" style:family="text">
      <style:text-properties fo:font-variant="normal" fo:text-transform="none" fo:color="#202124" loext:opacity="100%" fo:font-size="14pt" fo:letter-spacing="normal" fo:font-style="normal" fo:font-weight="normal" officeooo:rsid="00224290" style:font-size-asian="14pt" style:font-size-complex="14pt"/>
    </style:style>
    <style:style style:name="T10" style:family="text">
      <style:text-properties fo:font-variant="normal" fo:text-transform="none" fo:color="#202124" loext:opacity="100%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fo:color="#202124" loext:opacity="100%" fo:font-size="14pt" fo:letter-spacing="normal" fo:font-style="normal" officeooo:rsid="000c288d" style:font-size-asian="14pt" style:font-size-complex="14pt"/>
    </style:style>
    <style:style style:name="T12" style:family="text">
      <style:text-properties fo:font-variant="normal" fo:text-transform="none" fo:color="#202124" loext:opacity="100%" fo:font-size="14pt" fo:letter-spacing="normal" fo:font-style="normal" officeooo:rsid="0026800c" style:font-size-asian="14pt" style:font-size-complex="14pt"/>
    </style:style>
    <style:style style:name="T13" style:family="text">
      <style:text-properties fo:font-variant="normal" fo:text-transform="none" fo:color="#202124" loext:opacity="100%" fo:font-size="14pt" fo:letter-spacing="normal" fo:font-style="normal" officeooo:rsid="000e0110" style:font-size-asian="14pt" style:font-size-complex="14pt"/>
    </style:style>
    <style:style style:name="T14" style:family="text">
      <style:text-properties fo:font-variant="normal" fo:text-transform="none" fo:color="#202124" loext:opacity="100%" fo:font-size="14pt" fo:letter-spacing="normal" fo:font-style="normal" officeooo:rsid="00284e4a" style:font-size-asian="14pt" style:font-size-complex="14pt"/>
    </style:style>
    <style:style style:name="T15" style:family="text">
      <style:text-properties fo:font-variant="normal" fo:text-transform="none" fo:color="#202124" loext:opacity="100%" fo:font-size="14pt" fo:letter-spacing="normal" fo:font-style="normal" officeooo:rsid="000e0110" style:font-name-asian="Noto Serif CJK SC" style:font-size-asian="14pt" style:font-name-complex="Lohit Devanagari1" style:font-size-complex="14pt"/>
    </style:style>
    <style:style style:name="T16" style:family="text">
      <style:text-properties fo:font-variant="normal" fo:text-transform="none" fo:color="#202124" loext:opacity="100%" fo:font-size="14pt" fo:letter-spacing="normal" fo:language="es" fo:country="ES" fo:font-style="normal" fo:font-weight="normal" style:font-size-asian="14pt" style:font-size-complex="14pt"/>
    </style:style>
    <style:style style:name="T17" style:family="text">
      <style:text-properties fo:font-variant="normal" fo:text-transform="none" fo:color="#202124" loext:opacity="100%" fo:font-size="14pt" fo:letter-spacing="normal" fo:language="es" fo:country="ES" fo:font-style="normal" fo:font-weight="normal" officeooo:rsid="0007c8ce" style:font-size-asian="14pt" style:font-size-complex="14pt"/>
    </style:style>
    <style:style style:name="T18" style:family="text">
      <style:text-properties fo:font-variant="normal" fo:text-transform="none" fo:color="#202124" loext:opacity="100%" fo:font-size="14pt" fo:letter-spacing="normal" fo:language="es" fo:country="ES" fo:font-style="normal" fo:font-weight="normal" officeooo:rsid="00224290" style:font-size-asian="14pt" style:font-size-complex="14pt"/>
    </style:style>
    <style:style style:name="T19" style:family="text">
      <style:text-properties fo:font-variant="normal" fo:text-transform="none" fo:color="#202124" loext:opacity="100%" fo:font-size="14pt" fo:letter-spacing="normal" fo:language="es" fo:country="ES" fo:font-style="normal" fo:font-weight="bold" officeooo:rsid="000e0110" style:font-name-asian="Noto Serif CJK SC" style:font-size-asian="14pt" style:font-weight-asian="bold" style:font-name-complex="Lohit Devanagari1" style:font-size-complex="14pt" style:font-weight-complex="bold"/>
    </style:style>
    <style:style style:name="T20" style:family="text">
      <style:text-properties fo:font-variant="normal" fo:text-transform="none" fo:color="#202124" loext:opacity="100%" fo:font-size="14pt" fo:letter-spacing="normal" fo:language="es" fo:country="ES" fo:font-style="normal" fo:font-weight="bold" officeooo:rsid="000e0110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e011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202124" loext:opacity="100%" style:font-name="Arial" fo:font-size="14pt" fo:letter-spacing="normal" fo:font-style="normal" fo:font-weight="normal" officeooo:rsid="00224290" style:font-size-asian="14pt" style:font-size-complex="14pt"/>
    </style:style>
    <style:style style:name="T23" style:family="text">
      <style:text-properties fo:font-variant="normal" fo:text-transform="none" fo:color="#202124" loext:opacity="100%" style:font-name="Arial" fo:font-size="14pt" fo:letter-spacing="normal" fo:language="es" fo:country="ES" fo:font-style="normal" fo:font-weight="normal" officeooo:rsid="00224290" style:font-size-asian="14pt" style:font-size-complex="14pt"/>
    </style:style>
    <style:style style:name="T24" style:family="text">
      <style:text-properties fo:font-variant="normal" fo:text-transform="none" fo:letter-spacing="normal" fo:font-style="normal" style:font-weight-asian="bold" style:font-weight-complex="bold"/>
    </style:style>
    <style:style style:name="T25" style:family="text">
      <style:text-properties fo:font-variant="normal" fo:text-transform="none" fo:letter-spacing="normal" fo:font-style="normal" officeooo:rsid="000fa53b" style:font-weight-asian="bold" style:font-weight-complex="bold"/>
    </style:style>
    <style:style style:name="T26" style:family="text">
      <style:text-properties fo:font-variant="normal" fo:text-transform="none" fo:letter-spacing="normal" fo:language="es" fo:country="ES" fo:font-style="normal" fo:font-weight="bold" officeooo:rsid="0007c8ce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letter-spacing="normal" fo:language="es" fo:country="ES" fo:font-style="normal" fo:font-weight="bold" officeooo:rsid="000e0110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letter-spacing="normal" fo:language="es" fo:country="ES" fo:font-style="normal" fo:font-weight="bold" officeooo:rsid="0015e4ff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letter-spacing="normal" fo:language="es" fo:country="ES" fo:font-style="normal" fo:font-weight="bold" officeooo:rsid="000e0110" style:font-weight-asian="bold" style:font-weight-complex="bold"/>
    </style:style>
    <style:style style:name="T30" style:family="text">
      <style:text-properties fo:font-variant="normal" fo:text-transform="none" fo:letter-spacing="normal" fo:language="es" fo:country="ES" fo:font-style="normal" fo:font-weight="bold" officeooo:rsid="0015e4ff" style:font-weight-asian="bold" style:font-weight-complex="bold"/>
    </style:style>
    <style:style style:name="T31" style:family="text">
      <style:text-properties fo:font-variant="normal" fo:text-transform="none" fo:letter-spacing="normal" fo:language="es" fo:country="ES" fo:font-style="normal" officeooo:rsid="000e0110"/>
    </style:style>
    <style:style style:name="T32" style:family="text">
      <style:text-properties fo:font-variant="normal" fo:text-transform="none" fo:letter-spacing="normal" fo:language="es" fo:country="ES" fo:font-style="normal" officeooo:rsid="0015e4ff"/>
    </style:style>
    <style:style style:name="T33" style:family="text">
      <style:text-properties fo:font-variant="normal" fo:text-transform="none" fo:color="#ff0000" loext:opacity="100%" fo:font-size="14pt" fo:letter-spacing="normal" fo:font-style="normal" officeooo:rsid="000c288d" style:font-size-asian="14pt" style:font-size-complex="14pt"/>
    </style:style>
    <style:style style:name="T34" style:family="text">
      <style:text-properties fo:font-variant="normal" fo:text-transform="none" fo:color="#ff0000" loext:opacity="100%" fo:font-size="14pt" fo:letter-spacing="normal" fo:font-style="normal" officeooo:rsid="00284e4a" style:font-size-asian="14pt" style:font-size-complex="14pt"/>
    </style:style>
    <style:style style:name="T35" style:family="text">
      <style:text-properties fo:font-variant="normal" fo:text-transform="none" fo:color="#ff0000" loext:opacity="100%" fo:font-size="14pt" fo:letter-spacing="normal" fo:font-style="normal" fo:font-weight="bold" officeooo:rsid="00284e4a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ff0000" loext:opacity="100%" fo:font-size="14pt" fo:letter-spacing="normal" fo:font-style="normal" officeooo:rsid="000e0110" style:font-name-asian="TeX Gyre Pagella" style:font-size-asian="14pt" style:font-name-complex="TeX Gyre Pagella" style:font-size-complex="14pt"/>
    </style:style>
    <style:style style:name="T37" style:family="text">
      <style:text-properties fo:font-variant="normal" fo:text-transform="none" fo:color="#ff0000" loext:opacity="100%" fo:font-size="14pt" fo:letter-spacing="normal" fo:language="es" fo:country="ES" fo:font-style="normal" fo:font-weight="bold" officeooo:rsid="0007c8ce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ff0000" loext:opacity="100%" fo:font-size="14pt" fo:letter-spacing="normal" fo:language="es" fo:country="ES" fo:font-style="normal" fo:font-weight="bold" officeooo:rsid="000e0110" style:font-name-asian="TeX Gyre Pagella" style:font-size-asian="14pt" style:font-weight-asian="bold" style:font-name-complex="TeX Gyre Pagella" style:font-size-complex="14pt" style:font-weight-complex="bold"/>
    </style:style>
    <style:style style:name="T39" style:family="text">
      <style:text-properties fo:font-variant="normal" fo:text-transform="none" fo:color="#ff0000" loext:opacity="100%" style:font-name="Arial" fo:font-size="14pt" fo:letter-spacing="normal" fo:font-style="normal" officeooo:rsid="00284e4a" style:font-size-asian="14pt" style:font-size-complex="14pt"/>
    </style:style>
    <style:style style:name="T40" style:family="text">
      <style:text-properties fo:font-variant="normal" fo:text-transform="none" fo:color="#ff0000" loext:opacity="100%" style:font-name="Arial" fo:font-size="14pt" fo:letter-spacing="normal" fo:font-style="normal" fo:font-weight="bold" officeooo:rsid="00284e4a" style:font-size-asian="14pt" style:font-size-complex="14pt"/>
    </style:style>
    <style:style style:name="T41" style:family="text">
      <style:text-properties fo:font-variant="normal" fo:text-transform="none" fo:color="#ff0000" loext:opacity="100%" style:font-name="Latin Modern Roman" fo:font-size="14pt" fo:letter-spacing="normal" fo:font-style="normal" fo:font-weight="bol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ff0000" loext:opacity="100%" style:font-name="Latin Modern Roman" fo:font-size="14pt" fo:letter-spacing="normal" fo:font-style="normal" fo:font-weight="bold" officeooo:rsid="00378063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ff0000" loext:opacity="100%" style:font-name="Latin Modern Roman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ff0000" loext:opacity="100%" style:font-name="Latin Modern Roman" fo:font-size="14pt" fo:letter-spacing="normal" fo:font-style="normal" fo:font-weight="bold" officeooo:rsid="00284e4a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ff0000" loext:opacity="100%" style:font-name="Latin Modern Roman" fo:font-size="14pt" fo:letter-spacing="normal" fo:font-style="normal" fo:font-weight="bold" officeooo:rsid="00284e4a" style:font-size-asian="14pt" style:font-size-complex="14pt"/>
    </style:style>
    <style:style style:name="T46" style:family="text">
      <style:text-properties fo:font-variant="normal" fo:text-transform="none" fo:color="#ff0000" loext:opacity="100%" style:font-name="Latin Modern Roman" fo:font-size="14pt" fo:letter-spacing="normal" fo:font-style="normal" officeooo:rsid="00284e4a" style:font-size-asian="14pt" style:font-size-complex="14pt"/>
    </style:style>
    <style:style style:name="T47" style:family="text">
      <style:text-properties fo:font-variant="normal" fo:text-transform="none" fo:color="#ff0000" loext:opacity="100%" style:font-name="Latin Modern Roman" fo:letter-spacing="normal" fo:font-style="normal" fo:font-weight="bold" officeooo:rsid="0006c02e" style:font-weight-asian="bold" style:font-weight-complex="bold"/>
    </style:style>
    <style:style style:name="T48" style:family="text">
      <style:text-properties fo:font-variant="normal" fo:text-transform="none" fo:color="#ff0000" loext:opacity="100%" fo:letter-spacing="normal" fo:language="es" fo:country="ES" fo:font-style="normal" fo:font-weight="bold" officeooo:rsid="000e0110" style:font-name-asian="TeX Gyre Pagella" style:font-weight-asian="bold" style:font-name-complex="TeX Gyre Pagella" style:font-weight-complex="bold"/>
    </style:style>
    <style:style style:name="T49" style:family="text">
      <style:text-properties fo:font-variant="normal" fo:text-transform="none" fo:color="#ff0000" loext:opacity="100%" fo:letter-spacing="normal" fo:font-style="normal" fo:font-weight="bold" officeooo:rsid="00284e4a" style:font-weight-asian="bold" style:font-weight-complex="bold"/>
    </style:style>
    <style:style style:name="T50" style:family="text">
      <style:text-properties fo:font-variant="normal" fo:text-transform="none" fo:color="#000000" loext:opacity="100%" fo:letter-spacing="normal"/>
    </style:style>
    <style:style style:name="T51" style:family="text">
      <style:text-properties fo:font-variant="normal" fo:text-transform="none" fo:color="#000000" loext:opacity="100%" fo:letter-spacing="normal" fo:font-style="normal" fo:font-weight="normal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0397f2b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font-weight="normal" officeooo:rsid="00397f2b"/>
    </style:style>
    <style:style style:name="T54" style:family="text">
      <style:text-properties fo:font-variant="normal" fo:text-transform="none" fo:color="#000000" loext:opacity="100%" fo:font-size="12pt" fo:letter-spacing="normal" fo:font-style="normal" fo:font-weight="normal" officeooo:rsid="00397f2b"/>
    </style:style>
    <style:style style:name="T55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56" style:family="text">
      <style:text-properties fo:font-variant="normal" fo:text-transform="none" style:use-window-font-color="true" loext:opacity="0%" fo:letter-spacing="normal" fo:font-style="normal" fo:font-weight="normal" officeooo:rsid="00284e4a"/>
    </style:style>
    <style:style style:name="T57" style:family="text">
      <style:text-properties fo:font-variant="normal" fo:text-transform="none" style:use-window-font-color="true" loext:opacity="0%" fo:letter-spacing="normal" fo:font-style="normal" fo:font-weight="bold" officeooo:rsid="00284e4a"/>
    </style:style>
    <style:style style:name="T58" style:family="text"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06c02e" style:font-size-asian="14pt" style:font-size-complex="14pt"/>
    </style:style>
    <style:style style:name="T59" style:family="text"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378063" style:font-size-asian="14pt" style:font-size-complex="14pt"/>
    </style:style>
    <style:style style:name="T60" style:family="text"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284e4a" style:font-size-asian="14pt" style:font-size-complex="14pt"/>
    </style:style>
    <style:style style:name="T61" style:family="text">
      <style:text-properties fo:font-variant="normal" fo:text-transform="none" style:use-window-font-color="true" loext:opacity="0%" fo:font-size="14pt" fo:letter-spacing="normal" fo:font-style="normal" fo:font-weight="bold" officeooo:rsid="00284e4a" style:font-size-asian="14pt" style:font-size-complex="14pt"/>
    </style:style>
    <style:style style:name="T62" style:family="text">
      <style:text-properties fo:font-variant="normal" fo:text-transform="none" style:font-name="Latin Modern Roman" fo:letter-spacing="normal" fo:language="es" fo:country="ES" fo:font-style="normal" fo:font-weight="bold" officeooo:rsid="0007c8ce" style:font-size-asian="14pt" style:font-weight-asian="bold" style:font-size-complex="14pt" style:font-weight-complex="bold"/>
    </style:style>
    <style:style style:name="T63" style:family="text">
      <style:text-properties officeooo:rsid="0015e4ff"/>
    </style:style>
    <style:style style:name="T64" style:family="text">
      <style:text-properties officeooo:rsid="0016bd94"/>
    </style:style>
    <style:style style:name="T65" style:family="text">
      <style:text-properties officeooo:rsid="000e0110"/>
    </style:style>
    <style:style style:name="T66" style:family="text">
      <style:text-properties style:use-window-font-color="true" loext:opacity="0%" style:font-name="Latin Modern Roman" officeooo:rsid="00378063" style:font-size-asian="14pt" style:font-size-complex="14pt"/>
    </style:style>
    <style:style style:name="T67" style:family="text">
      <style:text-properties style:use-window-font-color="true" loext:opacity="0%" style:font-name="Latin Modern Roman" fo:font-style="normal" fo:font-weight="normal" officeooo:rsid="00378063" style:font-size-asian="14pt" style:font-size-complex="14pt"/>
    </style:style>
    <style:style style:name="T68" style:family="text">
      <style:text-properties fo:color="#000000" loext:opacity="100%" style:font-name="Latin Modern Roman" style:text-underline-style="none" officeooo:rsid="0030efce" style:font-size-asian="24pt" style:font-size-complex="24pt"/>
    </style:style>
    <style:style style:name="T69" style:family="text">
      <style:text-properties fo:color="#000000" loext:opacity="100%" style:font-name="Latin Modern Roman" style:text-underline-style="none" officeooo:rsid="00378063" style:font-size-asian="24pt" style:font-size-complex="24pt"/>
    </style:style>
    <style:style style:name="T70" style:family="text">
      <style:text-properties style:font-name="Latin Modern Roman" fo:font-weight="bold" style:font-size-asian="14pt" style:font-weight-asian="bold" style:font-size-complex="14pt" style:font-weight-complex="bold"/>
    </style:style>
    <style:style style:name="T71" style:family="text">
      <style:text-properties style:font-name="Latin Modern Roman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style:font-name="Arial" fo:font-size="12pt"/>
    </style:style>
    <style:style style:name="T73" style:family="text">
      <style:text-properties fo:font-size="12pt"/>
    </style:style>
    <style:style style:name="T74" style:family="text">
      <style:text-properties officeooo:rsid="00397f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41">M</text:span><text:span text:style-name="T42">EMORIA – 4 DE OCTUBRE</text:span></text:p>
      <text:p text:style-name="P6"/>
      <text:p text:style-name="P24"><text:span text:style-name="T69">SAN </text:span><text:span text:style-name="T68">F</text:span><text:span text:style-name="T69">RANCISCO</text:span><text:span text:style-name="T68"> </text:span><text:span text:style-name="T69">DE</text:span><text:span text:style-name="T68"> </text:span><text:span text:style-name="T69">ASÍS</text:span></text:p>
      <text:p text:style-name="P7"/>
      <text:p text:style-name="P19">PRIMERA LECTURA</text:p>
      <text:p text:style-name="P22"/>
      <text:p text:style-name="P34"><text:span text:style-name="T71">Por quien el mundo está crucificado para mí,</text:span></text:p>
      <text:p text:style-name="P34"><text:span text:style-name="T71">como yo lo estoy para el mundo</text:span></text:p>
      <text:p text:style-name="P8"/>
      <text:p text:style-name="P29"><text:span text:style-name="T58">Lectura de la carta del apóstol san Pablo a los Gala</text:span><text:span text:style-name="T59">tas<text:tab/></text:span><text:span text:style-name="T43">6, 14-18</text:span></text:p>
      <text:p text:style-name="P33"><text:span text:style-name="T47"/></text:p>
      <text:p text:style-name="P25"><text:span text:style-name="T66">H</text:span><text:span text:style-name="T67">ermanos: Yo sólo me gloriaré en la cruz de nuestro Señor Jesucristo, por quien el mundo está crucificado para mí, como yo lo estoy para el mundo. Estar circuncidado o no estarlo, no tiene ninguna importancia: lo que importa es ser una nueva criatura. Que todos los que practican esta norma tengan paz y misericordia, lo mismo que el Israel de Dios. Que nadie me moleste en adelante: yo llevo en mi cuerpo las cicatrices de Jesús. Hermanos, que la gracia de nuestro Señor Jesucristo permanezca con ustedes. Amén.</text:span></text:p>
      <text:p text:style-name="P32"/>
      <text:p text:style-name="P4">Palabra de Dios.</text:p>
      <text:p text:style-name="P10"/>
      <text:p text:style-name="P36"><text:span text:style-name="T26">Salmo respons</text:span><text:span text:style-name="T62">orial </text:span><text:span text:style-name="T70">15, 1-2a y 5. 7-8. 11 (R.: cf. 5a)</text:span></text:p>
      <text:p text:style-name="P14"/>
      <text:p text:style-name="P38"><text:span text:style-name="T37">R.</text:span><text:span text:style-name="T17"><text:tab/></text:span><text:span text:style-name="T8">Señor, tú eres la parte de mi herencia.</text:span></text:p>
      <text:p text:style-name="P8"/>
      <text:p text:style-name="P39"><text:span text:style-name="T16"><text:tab/></text:span><text:span text:style-name="T9">Protégeme, Dios mío, </text:span></text:p>
      <text:p text:style-name="P39"><text:span text:style-name="T9"><text:tab/><text:tab/>porque me refugio en ti.</text:span></text:p>
      <text:p text:style-name="P39"><text:span text:style-name="T9"><text:tab/><text:tab/>Yo digo al Señor:«Señor, tú eres mi bien.»</text:span></text:p>
      <text:p text:style-name="P39"><text:span text:style-name="T9"><text:tab/><text:tab/>El Señor es la parte de mi herencia y mi cáliz,</text:span></text:p>
      <text:p text:style-name="P39"><text:span text:style-name="T9"><text:tab/><text:tab/>¡tú decides mi suerte!</text:span><text:span text:style-name="T16"><text:tab/></text:span><text:span text:style-name="T37">R.</text:span></text:p>
      <text:p text:style-name="P8"/>
      <text:p text:style-name="P39"><text:span text:style-name="T16"><text:tab/></text:span><text:span text:style-name="T9">Bendeciré al Señor que me aconseja,</text:span></text:p>
      <text:p text:style-name="P39"><text:span text:style-name="T9"><text:tab/><text:tab/>¡hasta de noche me instruye mi conciencia!</text:span></text:p>
      <text:p text:style-name="P39"><text:span text:style-name="T9"><text:tab/><text:tab/>Tengo siempre presente al Señor:</text:span></text:p>
      <text:p text:style-name="P39"><text:span text:style-name="T9"><text:tab/><text:tab/>él está a mi lado, nunca vacilaré.</text:span><text:span text:style-name="T18"><text:tab/></text:span><text:span text:style-name="T37">R.</text:span></text:p>
      <text:p text:style-name="P40"><text:span text:style-name="T2"/></text:p>
      <text:p text:style-name="P39"><text:soft-page-break/><text:span text:style-name="T16"><text:tab/></text:span><text:span text:style-name="T18">Me harás conocer el camino de la vida,</text:span></text:p>
      <text:p text:style-name="P39"><text:span text:style-name="T18"><text:tab/><text:tab/>saciándome de gozo en tu presencia</text:span></text:p>
      <text:p text:style-name="P39"><text:span text:style-name="T18"><text:tab/><text:tab/>de felicidad eterna a tu derecha.<text:tab/></text:span><text:span text:style-name="T37">R.</text:span></text:p>
      <text:p text:style-name="P16"/>
      <text:p text:style-name="P37"><text:span text:style-name="T31">Aleluy</text:span><text:span text:style-name="T32">a<text:tab/></text:span>Mt 11, 25</text:p>
      <text:p text:style-name="P18">Bendito eres, Padre, Señor del cielo y de la tierra,</text:p>
      <text:p text:style-name="P18">porque revelaste los misterios del Reino a los pequeños.</text:p>
      <text:p text:style-name="P16"/>
      <text:p text:style-name="P20">EVANGELIO</text:p>
      <text:p text:style-name="P11"/>
      <text:p text:style-name="P23">Has ocultado estas cosas a los sabios </text:p>
      <text:p text:style-name="P23">y las has revelado a los pequeños</text:p>
      <text:p text:style-name="P8"/>
      <text:p text:style-name="P41"><text:span text:style-name="T48">✠</text:span><text:span text:style-name="T5"> </text:span><text:span text:style-name="T6">Lectura del santo evangelio según san </text:span><text:span text:style-name="T57">Mateo<text:tab/></text:span><text:span text:style-name="T49">11, 25-30</text:span></text:p>
      <text:p text:style-name="P13"/>
      <text:p text:style-name="P42"><text:span text:style-name="T4">J</text:span><text:span text:style-name="T52">esús dijo: «Te alabo, Padre, Señor del cielo y de la tierra, por haber ocultado estas cosas a los sabios y a los prudentes y haberlas revelado a los pequeños. Sí, Padre, porque así lo has querido. Todo me ha sido dado por mi Padre, y nadie conoce al Hijo sino el Padre, así como nadie conoce al Padre sino el Hijo y aquel a quien el Hijo se lo quiera revelar. Vengan a mí todos los que están afligidos y agobiados, y yo los aliviaré. Carguen sobre ustedes mi yugo y aprendan de mí, porque soy paciente y humilde de corazón, y así encontrarán alivio. Porque mi yugo es suave y mi carga liviana.»</text:span></text:p>
      <text:p text:style-name="P2"/>
      <text:p text:style-name="P5">Palabra de<text:span text:style-name="T64">l</text:span> <text:span text:style-name="T64">Seño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  <style:font-face style:name="TeX Gyre Schola" svg:font-family="'TeX Gyre Schola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2-08-22T11:34:48.381017256</dc:date>
    <meta:editing-duration>PT2H23M15S</meta:editing-duration>
    <meta:editing-cycles>40</meta:editing-cycles>
    <meta:generator>LibreOffice/7.3.4.2$Linux_X86_64 LibreOffice_project/30$Build-2</meta:generator>
    <meta:document-statistic meta:table-count="0" meta:image-count="0" meta:object-count="0" meta:page-count="2" meta:paragraph-count="32" meta:word-count="396" meta:character-count="2127" meta:non-whitespace-character-count="1739"/>
  </office:meta>
</office:document-meta>
</file>